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4-07-17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4-04-08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4-02-05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12-0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10-02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09-0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07-31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06-0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04-0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3-02-1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12-0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10-17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08-03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08-02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06-0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04-2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2-02-01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1-12-0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1-10-18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1-07-26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1-06-0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1-04-1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1-02-2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0-12-0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0-10-1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0-08-1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0-06-30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0-04-2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20-02-12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12-1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10-2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10-18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08-1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06-2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04-2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9-02-2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8-12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8-10-17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8-09-04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8-06-2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8-05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8-03-0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12-19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10-3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08-2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06-1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05-2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04-19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7-02-2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12-2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10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08-02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06-02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05-26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04-08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6-02-12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12-0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10-1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08-2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07-20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05-04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03-31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03-19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5-01-1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4-09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4-08-1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4-08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4-05-24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4-04-23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4-02-1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3-12-11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3-10-24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3-07-1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3-05-13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3-03-13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3-01-0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2-10-30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2-09-1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2-07-1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2-05-0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2-02-2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2-01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1-11-0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1-09-1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1-07-1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1-04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1-03-09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1-01-13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0-11-30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0-10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0-07-1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0-05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0-03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10-01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9-11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9-10-0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9-08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9-06-04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9-04-23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9-02-05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8-12-0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8-10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8-08-2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8-06-0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8-04-0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8-01-3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12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12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08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06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04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7-02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6-12-0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6-10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6-09-1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6-08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6-05-1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6-03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5-12-2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0078032201</text:p>
          </table:table-cell>
          <table:table-cell office:value-type="string" calcext:value-type="string">
            <text:p>2005-10-2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1" meta:object-count="0"/>
    <meta:user-defined meta:name="AppVersion">3.0</meta:user-defined>
  </office:meta>
</office:document-meta>
</file>